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9605F69CA68AD04AFB6.png" manifest:media-type="image/png"/>
  <manifest:file-entry manifest:full-path="Pictures/10000001000003D8000001A163F72F05E64DCACE.png" manifest:media-type="image/png"/>
  <manifest:file-entry manifest:full-path="Pictures/100000010000040A0000016DE757F20FCD490758.png" manifest:media-type="image/png"/>
  <manifest:file-entry manifest:full-path="Pictures/10000001000004000000026D9933C7F101E4253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85be" officeooo:paragraph-rsid="001d85b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4" draw:name="Image1" text:anchor-type="char" svg:width="19.001cm" svg:height="8.05cm" draw:z-index="0"><draw:image xlink:href="Pictures/10000001000004000000026D9933C7F101E42537.png" xlink:type="simple" xlink:show="embed" xlink:actuate="onLoad" draw:mime-type="image/png"/></draw:frame></text:p>
      <text:p text:style-name="P1"/>
      <text:p text:style-name="P1"><draw:frame draw:style-name="fr3" draw:name="Image2" text:anchor-type="char" svg:width="18.618cm" svg:height="6.001cm" draw:z-index="1"><draw:image xlink:href="Pictures/100000010000040A0000016DE757F20FCD490758.png" xlink:type="simple" xlink:show="embed" xlink:actuate="onLoad" draw:mime-type="image/png"/></draw:frame></text:p>
      <text:p text:style-name="P1"/>
      <text:p text:style-name="P1"><draw:frame draw:style-name="fr2" draw:name="Image3" text:anchor-type="char" svg:width="17cm" svg:height="7.204cm" draw:z-index="2"><draw:image xlink:href="Pictures/10000001000003D8000001A163F72F05E64DCA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1" draw:name="Image4" text:anchor-type="char" svg:x="1.82cm" svg:y="0.132cm" svg:width="6.74cm" svg:height="14.977cm" draw:z-index="3"><draw:image xlink:href="Pictures/1000000100000438000009605F69CA68AD04AFB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9T14:15:16.546160666</meta:creation-date>
    <dc:date>2025-09-29T14:24:49.546548141</dc:date>
    <meta:editing-duration>PT9M33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7.3.7.2$Linux_X86_64 LibreOffice_project/30$Build-2</meta:generator>
  </office:meta>
</office:document-meta>
</file>